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B40000004EF247154F.png"/>
  <manifest:file-entry manifest:media-type="image/png" manifest:full-path="Pictures/10000201000000D8000000AA1642F9B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ula3" style:family="table">
      <style:table-properties style:width="14.57cm" fo:margin-left="1.258cm" fo:margin-right="3.173cm" table:align="margins" style:writing-mode="lr-tb"/>
    </style:style>
    <style:style style:name="Taula3.A" style:family="table-column">
      <style:table-column-properties style:column-width="4.586cm" style:rel-column-width="2600*"/>
    </style:style>
    <style:style style:name="Taula3.B" style:family="table-column">
      <style:table-column-properties style:column-width="9.984cm" style:rel-column-width="5660*"/>
    </style:style>
    <style:style style:name="Taula3.1" style:family="table-row">
      <style:table-row-properties style:keep-together="true" fo:keep-together="auto"/>
    </style:style>
    <style:style style:name="Taula3.A1" style:family="table-cell">
      <style:table-cell-properties style:vertical-align="middle" fo:padding="0.191cm" fo:border-left="0.002cm solid #000000" fo:border-right="none" fo:border-top="0.002cm solid #000000" fo:border-bottom="0.002cm solid #000000" style:writing-mode="lr-tb"/>
    </style:style>
    <style:style style:name="Taula3.B1" style:family="table-cell">
      <style:table-cell-properties style:vertical-align="middle" fo:padding="0.191cm" fo:border="0.002cm solid #000000" style:writing-mode="lr-tb"/>
    </style:style>
    <style:style style:name="P1" style:family="paragraph" style:parent-style-name="Header">
      <style:paragraph-properties fo:text-align="start" style:justify-single-word="false">
        <style:tab-stops>
          <style:tab-stop style:position="9.49cm" style:type="center"/>
          <style:tab-stop style:position="18.768cm" style:type="right"/>
        </style:tab-stops>
      </style:paragraph-properties>
    </style:style>
    <style:style style:name="P2" style:family="paragraph" style:parent-style-name="Standard">
      <style:paragraph-properties fo:margin-left="-0.018cm" fo:margin-right="0cm" fo:margin-top="0cm" fo:margin-bottom="0.212cm" fo:line-height="120%" fo:text-align="justify" style:justify-single-word="false" fo:text-indent="0cm" style:auto-text-indent="false"/>
      <style:text-properties style:font-name="Verdana" fo:font-size="8pt" fo:language="es" fo:country="ES" style:font-size-asian="8pt" style:font-size-complex="8pt"/>
    </style:style>
    <style:style style:name="P3" style:family="paragraph" style:parent-style-name="Standard">
      <style:paragraph-properties fo:margin-left="-0.018cm" fo:margin-right="0cm" fo:margin-top="0cm" fo:margin-bottom="0.212cm" fo:line-height="120%" fo:text-align="center" style:justify-single-word="false" fo:text-indent="0cm" style:auto-text-indent="false"/>
      <style:text-properties style:font-name="Verdana" fo:font-size="8pt" fo:letter-spacing="0.046cm" fo:language="es" fo:country="ES" fo:font-weight="bold" style:font-size-asian="8pt" style:font-weight-asian="bold" style:font-size-complex="8pt"/>
    </style:style>
    <style:style style:name="P4" style:family="paragraph" style:parent-style-name="Standard">
      <style:paragraph-properties fo:margin-left="-0.018cm" fo:margin-right="0cm" fo:margin-top="0cm" fo:margin-bottom="0.212cm" fo:text-align="justify" style:justify-single-word="false" fo:text-indent="0cm" style:auto-text-indent="false">
        <style:tab-stops>
          <style:tab-stop style:position="-14.25cm"/>
          <style:tab-stop style:position="-12.751cm"/>
          <style:tab-stop style:position="-11.751cm"/>
          <style:tab-stop style:position="-9.5cm"/>
          <style:tab-stop style:position="2.501cm"/>
          <style:tab-stop style:position="4.001cm"/>
        </style:tab-stops>
      </style:paragraph-properties>
    </style:style>
    <style:style style:name="P5" style:family="paragraph" style:parent-style-name="Standard">
      <style:paragraph-properties fo:margin-left="-0.018cm" fo:margin-right="0cm" fo:margin-top="0cm" fo:margin-bottom="0.212cm" fo:line-height="150%" fo:text-align="justify" style:justify-single-word="false" fo:text-indent="0cm" style:auto-text-indent="false">
        <style:tab-stops>
          <style:tab-stop style:position="-14.751cm"/>
          <style:tab-stop style:position="-12.252cm"/>
          <style:tab-stop style:position="-10.001cm"/>
          <style:tab-stop style:position="0.75cm"/>
          <style:tab-stop style:position="2cm"/>
          <style:tab-stop style:position="2.75cm" style:type="right"/>
        </style:tab-stops>
      </style:paragraph-properties>
    </style:style>
    <style:style style:name="P6" style:family="paragraph" style:parent-style-name="Standard">
      <style:paragraph-properties fo:margin-left="-0.018cm" fo:margin-right="0cm" fo:margin-top="0cm" fo:margin-bottom="0.212cm" fo:line-height="120%" fo:text-indent="0cm" style:auto-text-indent="false"/>
    </style:style>
    <style:style style:name="P7" style:family="paragraph" style:parent-style-name="Standard">
      <style:paragraph-properties fo:margin-left="-0.018cm" fo:margin-right="0cm" fo:text-indent="0cm" style:auto-text-indent="false"/>
      <style:text-properties style:font-name="Verdana" fo:font-size="8pt" fo:language="es" fo:country="ES" style:font-size-asian="8pt"/>
    </style:style>
    <style:style style:name="P8" style:family="paragraph" style:parent-style-name="Standard">
      <style:paragraph-properties fo:margin-left="-0.018cm" fo:margin-right="0cm" fo:text-align="justify" style:justify-single-word="false" fo:text-indent="0cm" style:auto-text-indent="false">
        <style:tab-stops>
          <style:tab-stop style:position="1.141cm"/>
          <style:tab-stop style:position="9.643cm"/>
          <style:tab-stop style:position="11.643cm" style:type="right"/>
          <style:tab-stop style:position="11.892cm"/>
          <style:tab-stop style:position="15.893cm"/>
          <style:tab-stop style:position="17.644cm"/>
          <style:tab-stop style:position="18.143cm"/>
        </style:tab-stops>
      </style:paragraph-properties>
      <style:text-properties style:font-name="Verdana" fo:font-size="8pt" fo:language="es" fo:country="ES" style:font-size-asian="8pt" style:font-size-complex="8pt"/>
    </style:style>
    <style:style style:name="P9" style:family="paragraph" style:parent-style-name="Standard">
      <style:paragraph-properties fo:margin-left="-0.018cm" fo:margin-right="0cm" fo:line-height="120%" fo:text-align="justify" style:justify-single-word="false" fo:text-indent="0cm" style:auto-text-indent="false"/>
      <style:text-properties style:font-name="Verdana" fo:font-size="8pt" fo:language="es" fo:country="ES" style:font-size-asian="8pt" style:font-size-complex="8pt"/>
    </style:style>
    <style:style style:name="P10" style:family="paragraph" style:parent-style-name="Standard">
      <style:paragraph-properties fo:margin-left="-0.018cm" fo:margin-right="0cm" fo:text-align="justify" style:justify-single-word="false" fo:text-indent="0cm" style:auto-text-indent="false"/>
      <style:text-properties style:font-name="Verdana" fo:font-size="8pt" fo:language="es" fo:country="ES" style:font-size-asian="8pt" style:font-size-complex="12pt"/>
    </style:style>
    <style:style style:name="P11" style:family="paragraph" style:parent-style-name="Standard">
      <style:paragraph-properties fo:margin-left="-0.018cm" fo:margin-right="0cm" fo:text-align="justify" style:justify-single-word="false" fo:text-indent="0cm" style:auto-text-indent="false"/>
      <style:text-properties style:font-name="Verdana" fo:font-size="8pt" fo:language="es" fo:country="ES" fo:font-weight="bold" style:font-size-asian="8pt" style:font-weight-asian="bold" style:font-size-complex="12pt" style:font-weight-complex="bold"/>
    </style:style>
    <style:style style:name="P12" style:family="paragraph" style:parent-style-name="Standard">
      <style:paragraph-properties fo:margin-left="-0.018cm" fo:margin-right="0cm" fo:text-align="end" style:justify-single-word="false" fo:text-indent="0cm" style:auto-text-indent="false">
        <style:tab-stops>
          <style:tab-stop style:position="1.501cm"/>
          <style:tab-stop style:position="3cm"/>
          <style:tab-stop style:position="4.001cm"/>
        </style:tab-stops>
      </style:paragraph-properties>
      <style:text-properties style:font-name="Verdana" fo:font-size="8pt" fo:language="es" fo:country="ES" fo:font-style="italic" fo:font-weight="bold" style:font-size-asian="8pt" style:font-style-asian="italic" style:font-weight-asian="bold" style:font-size-complex="8pt"/>
    </style:style>
    <style:style style:name="P13" style:family="paragraph" style:parent-style-name="Standard">
      <style:paragraph-properties fo:margin-left="-0.018cm" fo:margin-right="0cm" fo:text-indent="0cm" style:auto-text-indent="false">
        <style:tab-stops>
          <style:tab-stop style:position="0cm"/>
          <style:tab-stop style:position="18.501cm" style:type="right"/>
        </style:tab-stops>
      </style:paragraph-properties>
      <style:text-properties style:font-name="Verdana"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fo:margin-left="-0.018cm" fo:margin-right="0cm" style:line-height-at-least="0.423cm" fo:text-align="justify" style:justify-single-word="false" fo:text-indent="0cm" style:auto-text-indent="false">
        <style:tab-stops>
          <style:tab-stop style:position="18.253cm" style:type="right"/>
        </style:tab-stops>
      </style:paragraph-properties>
      <style:text-properties style:font-name="Verdana" fo:font-size="8pt" fo:font-weight="bold" style:font-size-asian="8pt" style:font-weight-asian="bold" style:font-size-complex="8pt"/>
    </style:style>
    <style:style style:name="P15" style:family="paragraph" style:parent-style-name="Standard">
      <style:paragraph-properties fo:margin-left="-0.018cm" fo:margin-right="0cm" style:line-height-at-least="0.423cm" fo:text-align="justify" style:justify-single-word="false" fo:text-indent="0cm" style:auto-text-indent="false">
        <style:tab-stops>
          <style:tab-stop style:position="18.253cm" style:type="right"/>
        </style:tab-stops>
      </style:paragraph-properties>
      <style:text-properties style:font-name="Verdana" fo:font-size="8pt" style:font-size-asian="8pt" style:font-size-complex="8pt"/>
    </style:style>
    <style:style style:name="P16" style:family="paragraph" style:parent-style-name="Standard">
      <style:paragraph-properties fo:margin-left="-0.018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margin-left="-0.018cm" fo:margin-right="0cm" fo:text-indent="0cm" style:auto-text-indent="false">
        <style:tab-stops>
          <style:tab-stop style:position="0cm"/>
          <style:tab-stop style:position="18.501cm" style:type="right"/>
        </style:tab-stops>
      </style:paragraph-properties>
    </style:style>
    <style:style style:name="P18" style:family="paragraph" style:parent-style-name="Standard">
      <style:paragraph-properties fo:margin-left="-0.018cm" fo:margin-right="0cm" fo:margin-top="0.106cm" fo:margin-bottom="0.106cm" fo:line-height="150%" fo:text-align="justify" style:justify-single-word="false" fo:text-indent="0cm" style:auto-text-indent="false"/>
    </style:style>
    <style:style style:name="P19" style:family="paragraph" style:parent-style-name="Standard">
      <style:paragraph-properties fo:margin-left="-0.018cm" fo:margin-right="0cm" fo:margin-top="0.106cm" fo:margin-bottom="0.106cm" fo:line-height="150%" fo:text-align="center" style:justify-single-word="false" fo:text-indent="0cm" style:auto-text-indent="false"/>
      <style:text-properties style:font-name="Verdana" fo:font-size="8pt" fo:letter-spacing="0.046cm" fo:language="es" fo:country="ES" fo:font-weight="bold" style:font-size-asian="8pt" style:font-weight-asian="bold" style:font-size-complex="8pt"/>
    </style:style>
    <style:style style:name="P20" style:family="paragraph" style:parent-style-name="Standard">
      <style:paragraph-properties fo:margin-left="-0.018cm" fo:margin-right="0cm" fo:margin-top="0cm" fo:margin-bottom="0.141cm" fo:text-align="justify" style:justify-single-word="false" fo:text-indent="0cm" style:auto-text-indent="false"/>
      <style:text-properties style:font-name="Verdana" fo:font-size="8pt" fo:language="es" fo:country="ES" style:font-size-asian="8pt" style:font-size-complex="8pt"/>
    </style:style>
    <style:style style:name="P21" style:family="paragraph" style:parent-style-name="Standard">
      <style:paragraph-properties fo:margin-left="-0.018cm" fo:margin-right="0cm" fo:margin-top="0.106cm" fo:margin-bottom="0.212cm" fo:line-height="120%" fo:text-indent="0cm" style:auto-text-indent="false">
        <style:tab-stops>
          <style:tab-stop style:position="2cm" style:type="right"/>
          <style:tab-stop style:position="2.251cm"/>
          <style:tab-stop style:position="10.001cm" style:type="right"/>
          <style:tab-stop style:position="10.252cm"/>
        </style:tab-stops>
      </style:paragraph-properties>
    </style:style>
    <style:style style:name="P22" style:family="paragraph" style:parent-style-name="Standard">
      <style:paragraph-properties fo:margin-left="-0.018cm" fo:margin-right="0cm" fo:margin-top="0.212cm" fo:margin-bottom="0.141cm" fo:line-height="0.423cm" fo:text-align="justify" style:justify-single-word="false" fo:text-indent="0cm" style:auto-text-indent="false">
        <style:tab-stops>
          <style:tab-stop style:position="0.501cm"/>
          <style:tab-stop style:position="11.003cm" style:type="right"/>
          <style:tab-stop style:position="11.252cm"/>
          <style:tab-stop style:position="15.004cm"/>
          <style:tab-stop style:position="17.004cm"/>
          <style:tab-stop style:position="17.503cm"/>
        </style:tab-stops>
      </style:paragraph-properties>
    </style:style>
    <style:style style:name="P23" style:family="paragraph" style:parent-style-name="Standard">
      <style:paragraph-properties fo:margin-left="-0.018cm" fo:margin-right="0cm" fo:margin-top="0cm" fo:margin-bottom="0.176cm" fo:text-indent="0cm" style:auto-text-indent="false">
        <style:tab-stops>
          <style:tab-stop style:position="0.751cm"/>
          <style:tab-stop style:position="9.753cm" style:type="right"/>
          <style:tab-stop style:position="10.001cm"/>
          <style:tab-stop style:position="13.753cm"/>
          <style:tab-stop style:position="15.753cm"/>
          <style:tab-stop style:position="16.252cm"/>
        </style:tab-stops>
      </style:paragraph-properties>
    </style:style>
    <style:style style:name="P24" style:family="paragraph" style:parent-style-name="Standard">
      <style:paragraph-properties fo:margin-left="-0.018cm" fo:margin-right="0cm" fo:margin-top="0cm" fo:margin-bottom="0.176cm" fo:text-indent="0cm" style:auto-text-indent="false">
        <style:tab-stops>
          <style:tab-stop style:position="1.752cm"/>
          <style:tab-stop style:position="10.753cm" style:type="right"/>
          <style:tab-stop style:position="11.001cm"/>
          <style:tab-stop style:position="14.753cm"/>
          <style:tab-stop style:position="16.753cm"/>
          <style:tab-stop style:position="17.253cm"/>
        </style:tab-stops>
      </style:paragraph-properties>
      <style:text-properties style:font-name="Verdana" fo:font-size="8pt" fo:language="es" fo:country="ES" style:font-size-asian="8pt" style:font-size-complex="8pt"/>
    </style:style>
    <style:style style:name="P25" style:family="paragraph" style:parent-style-name="Standard">
      <style:paragraph-properties fo:margin-left="-0.018cm" fo:margin-right="0cm" fo:margin-top="0cm" fo:margin-bottom="0.176cm" fo:text-indent="0cm" style:auto-text-indent="false">
        <style:tab-stops>
          <style:tab-stop style:position="0.751cm"/>
          <style:tab-stop style:position="9.753cm" style:type="right"/>
          <style:tab-stop style:position="10.001cm"/>
          <style:tab-stop style:position="13.753cm"/>
          <style:tab-stop style:position="15.753cm"/>
          <style:tab-stop style:position="16.252cm"/>
        </style:tab-stops>
      </style:paragraph-properties>
      <style:text-properties style:font-name="Verdana" fo:font-size="8pt" fo:language="es" fo:country="ES" style:font-size-asian="8pt" style:font-size-complex="8pt"/>
    </style:style>
    <style:style style:name="P26" style:family="paragraph" style:parent-style-name="Standard">
      <style:paragraph-properties fo:margin-left="-0.018cm" fo:margin-right="0cm" fo:margin-top="0.212cm" fo:margin-bottom="0cm" fo:text-align="justify" style:justify-single-word="false" fo:text-indent="0cm" style:auto-text-indent="false">
        <style:tab-stops>
          <style:tab-stop style:position="18.253cm" style:type="right"/>
        </style:tab-stops>
      </style:paragraph-properties>
      <style:text-properties style:font-name="Verdana" fo:font-size="8pt" style:font-size-asian="8pt" style:font-size-complex="8pt"/>
    </style:style>
    <style:style style:name="P27" style:family="paragraph" style:parent-style-name="Heading_20_5">
      <style:paragraph-properties fo:margin-left="-0.018cm" fo:margin-right="0cm" fo:text-indent="0cm" style:auto-text-indent="false"/>
      <style:text-properties style:font-name="Verdana" fo:font-size="8pt" style:font-size-asian="8pt" style:font-name-complex="Times New Roman"/>
    </style:style>
    <style:style style:name="P28" style:family="paragraph" style:parent-style-name="Texto_20_independiente_20_3">
      <style:paragraph-properties fo:margin-left="0cm" fo:margin-right="0cm" fo:margin-top="0cm" fo:margin-bottom="0cm" fo:text-indent="0cm" style:auto-text-indent="false">
        <style:tab-stops>
          <style:tab-stop style:position="1.392cm"/>
          <style:tab-stop style:position="11.643cm" style:type="right"/>
          <style:tab-stop style:position="11.892cm"/>
          <style:tab-stop style:position="15.644cm"/>
          <style:tab-stop style:position="17.644cm"/>
          <style:tab-stop style:position="18.143cm"/>
        </style:tab-stops>
      </style:paragraph-properties>
      <style:text-properties style:font-name="Verdana" fo:font-size="8pt" fo:language="es" fo:country="ES" style:font-size-asian="8pt" style:font-size-complex="12pt"/>
    </style:style>
    <style:style style:name="P29" style:family="paragraph" style:parent-style-name="Text_20_body">
      <style:paragraph-properties fo:margin-top="0.106cm" fo:margin-bottom="0.106cm" fo:text-align="start" style:justify-single-word="false" style:snap-to-layout-grid="false"/>
      <style:text-properties fo:font-size="10pt" fo:font-weight="bold" style:font-size-asian="10pt" style:font-weight-asian="bold" style:font-size-complex="10pt" style:font-weight-complex="normal"/>
    </style:style>
    <style:style style:name="P30" style:family="paragraph" style:parent-style-name="Text_20_body">
      <style:paragraph-properties fo:margin-top="0.106cm" fo:margin-bottom="0.106cm" fo:text-align="start" style:justify-single-word="false" style:snap-to-layout-grid="false"/>
      <style:text-properties fo:font-size="10pt" fo:font-weight="bold" style:font-size-asian="10pt" style:font-weight-asian="bold" style:font-name-complex="Arial" style:font-size-complex="10pt"/>
    </style:style>
    <style:style style:name="P31" style:family="paragraph" style:parent-style-name="Standard" style:master-page-name="Standard">
      <style:paragraph-properties fo:margin-left="-0.018cm" fo:margin-right="0cm" fo:margin-top="0cm" fo:margin-bottom="0.212cm" fo:text-align="justify" style:justify-single-word="false" fo:text-indent="0cm" style:auto-text-indent="false" style:page-number="auto">
        <style:tab-stops>
          <style:tab-stop style:position="0.751cm"/>
          <style:tab-stop style:position="2.251cm"/>
          <style:tab-stop style:position="3.251cm"/>
          <style:tab-stop style:position="5.502cm"/>
          <style:tab-stop style:position="17.503cm"/>
          <style:tab-stop style:position="19.002cm"/>
        </style:tab-stops>
      </style:paragraph-properties>
      <style:text-properties style:font-name="Verdana" fo:font-size="8pt" fo:language="es" fo:country="ES" fo:font-weight="bold" style:font-size-asian="8pt" style:font-weight-asian="bold" style:font-size-complex="9pt"/>
    </style:style>
    <style:style style:name="P32" style:family="paragraph" style:parent-style-name="Standard" style:list-style-name="WW8Num32">
      <style:paragraph-properties fo:margin-left="-0.018cm" fo:margin-right="0cm" fo:margin-top="0cm" fo:margin-bottom="0.212cm" fo:line-height="0.423cm" fo:text-align="justify" style:justify-single-word="false" fo:text-indent="0cm" style:auto-text-indent="false">
        <style:tab-stops>
          <style:tab-stop style:position="1.141cm"/>
        </style:tab-stops>
      </style:paragraph-properties>
    </style:style>
    <style:style style:name="P33" style:family="paragraph" style:parent-style-name="Standard" style:list-style-name="WW8Num32">
      <style:paragraph-properties fo:margin-left="-0.018cm" fo:margin-right="0cm" fo:margin-top="0cm" fo:margin-bottom="0.212cm" fo:line-height="0.423cm" fo:text-align="justify" style:justify-single-word="false" fo:text-indent="0cm" style:auto-text-indent="false">
        <style:tab-stops>
          <style:tab-stop style:position="1.141cm"/>
        </style:tab-stops>
      </style:paragraph-properties>
      <style:text-properties style:font-name="Verdana" fo:font-size="8pt" fo:language="es" fo:country="ES" style:font-size-asian="8pt" style:font-size-complex="8pt"/>
    </style:style>
    <style:style style:name="P34" style:family="paragraph" style:parent-style-name="Standard" style:list-style-name="WW8Num32">
      <style:paragraph-properties fo:margin-left="-0.018cm" fo:margin-right="0cm" fo:text-align="justify" style:justify-single-word="false" fo:text-indent="0cm" style:auto-text-indent="false">
        <style:tab-stops>
          <style:tab-stop style:position="1.141cm"/>
          <style:tab-stop style:position="9.643cm"/>
          <style:tab-stop style:position="11.643cm" style:type="right"/>
          <style:tab-stop style:position="11.892cm"/>
          <style:tab-stop style:position="15.893cm"/>
          <style:tab-stop style:position="17.644cm"/>
          <style:tab-stop style:position="18.143cm"/>
        </style:tab-stops>
      </style:paragraph-properties>
    </style:style>
    <style:style style:name="P35" style:family="paragraph" style:parent-style-name="Standard">
      <style:paragraph-properties fo:margin-left="-0.018cm" fo:margin-right="0cm" fo:text-align="justify" style:justify-single-word="false" fo:text-indent="0cm" style:auto-text-indent="false">
        <style:tab-stops>
          <style:tab-stop style:position="0.501cm"/>
          <style:tab-stop style:position="9.003cm"/>
          <style:tab-stop style:position="11.003cm" style:type="right"/>
          <style:tab-stop style:position="11.252cm"/>
          <style:tab-stop style:position="15.252cm"/>
          <style:tab-stop style:position="17.004cm"/>
          <style:tab-stop style:position="17.503cm"/>
        </style:tab-stops>
      </style:paragraph-properties>
      <style:text-properties style:font-name="Verdana" fo:font-size="8pt" fo:language="es" fo:country="ES" fo:font-style="italic" style:font-size-asian="8pt" style:font-style-asian="italic" style:font-size-complex="8pt"/>
    </style:style>
    <style:style style:name="P36" style:family="paragraph" style:parent-style-name="Standard">
      <style:paragraph-properties fo:margin-left="-0.018cm" fo:margin-right="0cm" fo:text-align="end" style:justify-single-word="false" fo:text-indent="0cm" style:auto-text-indent="false">
        <style:tab-stops>
          <style:tab-stop style:position="0cm"/>
        </style:tab-stops>
      </style:paragraph-properties>
      <style:text-properties style:font-name="Verdana" fo:font-size="8pt" fo:language="es" fo:country="ES" fo:font-style="italic" fo:font-weight="bold" style:font-size-asian="8pt" style:font-style-asian="italic" style:font-weight-asian="bold" style:font-size-complex="8pt"/>
    </style:style>
    <style:style style:name="P37" style:family="paragraph" style:parent-style-name="Standard" style:list-style-name="WW8Num32">
      <style:paragraph-properties fo:margin-left="-0.018cm" fo:margin-right="0cm" fo:margin-top="0.212cm" fo:margin-bottom="0.141cm" fo:line-height="0.423cm" fo:text-align="justify" style:justify-single-word="false" fo:text-indent="0cm" style:auto-text-indent="false">
        <style:tab-stops>
          <style:tab-stop style:position="1.141cm"/>
          <style:tab-stop style:position="11.643cm" style:type="right"/>
          <style:tab-stop style:position="11.892cm"/>
          <style:tab-stop style:position="15.644cm"/>
          <style:tab-stop style:position="17.644cm"/>
          <style:tab-stop style:position="18.143cm"/>
        </style:tab-stops>
      </style:paragraph-properties>
    </style:style>
    <style:style style:name="P38" style:family="paragraph" style:parent-style-name="Standard" style:list-style-name="WW8Num32">
      <style:paragraph-properties fo:margin-left="-0.018cm" fo:margin-right="0cm" fo:margin-top="0.212cm" fo:margin-bottom="0.141cm" fo:line-height="0.423cm" fo:text-align="justify" style:justify-single-word="false" fo:text-indent="0cm" style:auto-text-indent="false">
        <style:tab-stops>
          <style:tab-stop style:position="1.141cm"/>
          <style:tab-stop style:position="11.643cm" style:type="right"/>
          <style:tab-stop style:position="11.892cm"/>
          <style:tab-stop style:position="15.644cm"/>
          <style:tab-stop style:position="17.644cm"/>
          <style:tab-stop style:position="18.143cm"/>
        </style:tab-stops>
      </style:paragraph-properties>
      <style:text-properties style:font-name="Verdana" fo:font-size="8pt" fo:language="es" fo:country="ES" style:font-size-asian="8pt" style:font-size-complex="8pt"/>
    </style:style>
    <style:style style:name="P39" style:family="paragraph" style:parent-style-name="Standard" style:list-style-name="WW8Num32">
      <style:paragraph-properties fo:margin-left="0cm" fo:margin-right="0cm" fo:margin-top="0.212cm" fo:margin-bottom="0.141cm" fo:line-height="0.423cm" fo:text-align="justify" style:justify-single-word="false" fo:text-indent="0cm" style:auto-text-indent="false">
        <style:tab-stops>
          <style:tab-stop style:position="1.141cm"/>
          <style:tab-stop style:position="11.643cm" style:type="right"/>
          <style:tab-stop style:position="11.892cm"/>
          <style:tab-stop style:position="15.644cm"/>
          <style:tab-stop style:position="17.644cm"/>
          <style:tab-stop style:position="18.143cm"/>
        </style:tab-stops>
      </style:paragraph-properties>
      <style:text-properties style:font-name="Verdana" fo:font-size="8pt" fo:language="es" fo:country="ES" style:font-size-asian="8pt" style:font-size-complex="8pt"/>
    </style:style>
    <style:style style:name="P40" style:family="paragraph" style:parent-style-name="Standard" style:list-style-name="WW8Num32">
      <style:paragraph-properties fo:margin-left="0cm" fo:margin-right="0cm" fo:margin-top="0.212cm" fo:margin-bottom="0.141cm" fo:line-height="0.423cm" fo:text-align="justify" style:justify-single-word="false" fo:text-indent="0cm" style:auto-text-indent="false">
        <style:tab-stops>
          <style:tab-stop style:position="1.141cm"/>
          <style:tab-stop style:position="11.643cm" style:type="right"/>
          <style:tab-stop style:position="11.892cm"/>
          <style:tab-stop style:position="15.644cm"/>
          <style:tab-stop style:position="17.644cm"/>
          <style:tab-stop style:position="18.143cm"/>
        </style:tab-stops>
      </style:paragraph-properties>
      <style:text-properties style:font-name="Verdana" fo:font-size="8pt" fo:language="es" fo:country="ES" style:text-underline-style="solid" style:text-underline-width="auto" style:text-underline-color="font-color" style:font-size-asian="8pt" style:font-size-complex="8pt"/>
    </style:style>
    <style:style style:name="P41" style:family="paragraph" style:parent-style-name="Standard" style:list-style-name="WW8Num32">
      <style:paragraph-properties fo:margin-left="0cm" fo:margin-right="0cm" fo:margin-top="0.212cm" fo:margin-bottom="0.141cm" fo:line-height="0.423cm" fo:text-align="justify" style:justify-single-word="false" fo:text-indent="0cm" style:auto-text-indent="false">
        <style:tab-stops>
          <style:tab-stop style:position="1.141cm"/>
          <style:tab-stop style:position="11.643cm" style:type="right"/>
          <style:tab-stop style:position="11.892cm"/>
          <style:tab-stop style:position="15.644cm"/>
          <style:tab-stop style:position="17.644cm"/>
          <style:tab-stop style:position="18.143cm"/>
        </style:tab-stops>
      </style:paragraph-properties>
    </style:style>
    <style:style style:name="T1" style:family="text">
      <style:text-properties style:font-name="Arial" style:font-weight-complex="bold"/>
    </style:style>
    <style:style style:name="T2" style:family="text">
      <style:text-properties style:font-name="Verdana" fo:font-size="8pt" fo:font-weight="bold" style:font-size-asian="8pt" style:font-weight-asian="bold" style:font-size-complex="8pt"/>
    </style:style>
    <style:style style:name="T3" style:family="text">
      <style:text-properties style:font-name="Verdana" fo:font-size="8pt" fo:language="es" fo:country="ES" fo:font-weight="bold" style:font-size-asian="8pt" style:font-weight-asian="bold" style:font-size-complex="9pt"/>
    </style:style>
    <style:style style:name="T4" style:family="text">
      <style:text-properties style:font-name="Verdana" fo:font-size="8pt" fo:language="es" fo:country="ES" fo:font-weight="bold" style:font-size-asian="8pt" style:font-weight-asian="bold" style:font-size-complex="12pt" style:font-weight-complex="bold"/>
    </style:style>
    <style:style style:name="T5" style:family="text">
      <style:text-properties style:font-name="Verdana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Verdana" fo:font-size="8pt" fo:language="es" fo:country="ES" fo:font-weight="bold" style:font-size-asian="8pt" style:font-weight-asian="bold" style:font-size-complex="8pt" style:font-weight-complex="bold"/>
    </style:style>
    <style:style style:name="T7" style:family="text">
      <style:text-properties style:font-name="Verdana" fo:font-size="8pt" fo:language="es" fo:country="ES" style:font-size-asian="8pt" style:font-size-complex="12pt"/>
    </style:style>
    <style:style style:name="T8" style:family="text">
      <style:text-properties style:font-name="Verdana" fo:font-size="8pt" fo:language="es" fo:country="ES" style:font-size-asian="8pt" style:font-size-complex="8pt"/>
    </style:style>
    <style:style style:name="T9" style:family="text">
      <style:text-properties style:font-name="Verdana" fo:font-size="8pt" fo:language="es" fo:country="ES" fo:font-style="italic" fo:font-weight="bold" style:font-size-asian="8pt" style:font-style-asian="italic" style:font-weight-asian="bold" style:font-size-complex="12pt"/>
    </style:style>
    <style:style style:name="T10" style:family="text">
      <style:text-properties style:font-name="Verdana" fo:font-size="8pt" fo:language="es" fo:country="ES" fo:font-style="italic" fo:font-weight="bold" style:font-size-asian="8pt" style:font-style-asian="italic" style:font-weight-asian="bold" style:font-size-complex="8pt"/>
    </style:style>
    <style:style style:name="T11" style:family="text">
      <style:text-properties style:font-name="Verdana" fo:font-size="8pt" fo:language="es" fo:country="ES" fo:font-style="italic" fo:font-weight="bold" style:font-size-asian="8pt" style:font-style-asian="italic" style:font-weight-asian="bold" style:font-size-complex="8pt" style:font-weight-complex="bold"/>
    </style:style>
    <style:style style:name="T12" style:family="text">
      <style:text-properties style:font-name="Verdana" fo:font-size="8pt" fo:language="es" fo:country="ES" style:text-underline-style="solid" style:text-underline-width="auto" style:text-underline-color="font-color" style:font-size-asian="8pt" style:font-size-complex="8pt"/>
    </style:style>
    <style:style style:name="T13" style:family="text">
      <style:text-properties style:font-name="Verdana" fo:font-size="8pt" fo:language="en" fo:country="GB" style:font-size-asian="8pt" style:font-size-complex="8pt"/>
    </style:style>
    <style:style style:name="T14" style:family="text">
      <style:text-properties style:font-name="Verdana" fo:font-size="8pt" fo:language="en" fo:country="GB" style:font-size-asian="8pt" style:font-name-complex="Arial" style:font-size-complex="7pt"/>
    </style:style>
    <style:style style:name="fr1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><text:span text:style-name="T3">Nº CONTRATO:<text:tab/></text:span><text:span text:style-name="T4">{SalesOrder.salesorder_no}</text:span></text:p>
      <text:p text:style-name="P5"><text:span text:style-name="T7">E/C:<text:tab/></text:span><text:span text:style-name="T7">50<text:tab/>C/P: <text:s/></text:span></text:p>
      <text:h text:style-name="P27" text:outline-level="5">CONTRATO DE PRESTACIÓN DE SERVICIOS</text:h>
      <text:p text:style-name="P7"/>
      <text:p text:style-name="P18"><text:span text:style-name="T8">En </text:span><text:span text:style-name="T5">Valencia</text:span><text:span text:style-name="T8">, a <text:s/></text:span><text:span text:style-name="T5"><text:date style:data-style-name="N76" text:date-value="2011-11-27T12:06:44" text:fixed="true">27 de noviembre de 2011</text:date></text:span><text:span text:style-name="T8">,</text:span></text:p>
      <text:p text:style-name="P19">REUNIDOS</text:p>
      <text:p text:style-name="P20">De una parte:</text:p>
      <text:p text:style-name="P6"><text:span text:style-name="T6">{Organization.accountname},</text:span><text:span text:style-name="T8"> en adelante </text:span><text:span text:style-name="T5">TSOLUCIO, </text:span><text:span text:style-name="T8">provisto de CIF </text:span><text:span text:style-name="T6">{Organization.siccode}</text:span><text:span text:style-name="T8"> y con domicilio en </text:span><text:span text:style-name="T5">{Organization.bill_street} – {Organization.bill_code} - {Organization.bill_city}</text:span><text:span text:style-name="T8">.</text:span></text:p>
      <text:p text:style-name="P20">Y de otra:</text:p>
      <text:p text:style-name="P6"><text:span text:style-name="T6">{Accounts.accountname},</text:span><text:span text:style-name="T8"> en adelante </text:span><text:span text:style-name="T5">EL CLIENTE, </text:span><text:span text:style-name="T8">provisto de CIF </text:span><text:span text:style-name="T6">{Accounts.siccode}</text:span><text:span text:style-name="T8"> y con domicilio en </text:span><text:span text:style-name="T5">{Accounts.bill_street} – {Accounts.bill_code} - {Accounts.bill_city}</text:span><text:span text:style-name="T8">.</text:span></text:p>
      <text:p text:style-name="P9"><text:tab/>Actividad: {Accounts.industry} Teléfono: {Accounts.phone}</text:p>
      <text:p text:style-name="P21"><text:span text:style-name="T8"><text:tab/></text:span><text:span text:style-name="T13">E-mail:<text:tab/></text:span><text:a xlink:type="simple" xlink:href="mailto:%7BAccounts.email1%7D"><text:span text:style-name="Internet_20_link"><text:span text:style-name="T13">{Accounts.email1}</text:span></text:span></text:a><text:span text:style-name="T13"> Web: </text:span><text:a xlink:type="simple" xlink:href="../../../../prodat/modules/SalesOrder/pdf_templates/%7BAccounts.website%7D"><text:span text:style-name="Internet_20_link"><text:span text:style-name="T13">{Accounts.website}</text:span></text:span></text:a><text:span text:style-name="T13"> <text:s text:c="5"/><text:tab/></text:span><text:span text:style-name="T14"> </text:span></text:p>
      <text:p text:style-name="P2">Acuerdan las siguientes:</text:p>
      <text:p text:style-name="P3">CONDICIONES GENERALES</text:p>
      <text:list xml:id="list1983130800" text:style-name="WW8Num32">
        <text:list-item>
          <text:p text:style-name="P32"><text:span text:style-name="T8">Que </text:span><text:span text:style-name="T6">TSOLUCIO</text:span><text:span text:style-name="T8"> se dedica en España a la actividad de Consultoría e Implantaciones de Tecnologías de la Información y Prestación de otros servicios en este ámbito.</text:span></text:p>
        </text:list-item>
        <text:list-item>
          <text:p text:style-name="P32"><text:span text:style-name="T8">Que EL </text:span><text:span text:style-name="T6">CLIENTE</text:span><text:span text:style-name="T8"> desea contratar los servicios de </text:span><text:span text:style-name="T6">TSOLUCIO</text:span><text:span text:style-name="T8">, en los términos y condiciones particulares especificadas más adelante.</text:span></text:p>
        </text:list-item>
        <text:list-item>
          <text:p text:style-name="P33">La duración del presente contrato será de ...</text:p>
        </text:list-item>
        <text:list-item>
          <text:p text:style-name="P34"><text:span text:style-name="T6">Servicios Contratados</text:span><text:span text:style-name="T8">: (ver condiciones particulares)</text:span></text:p>
        </text:list-item>
      </text:list>
      <text:p text:style-name="P8">{paracada ServiceList}</text:p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29">{ServiceList.productname}</text:p>
          </table:table-cell>
          <table:table-cell table:style-name="Taula3.B1" office:value-type="string">
            <text:p text:style-name="P30">{ServiceList.description}</text:p>
          </table:table-cell>
        </table:table-row>
      </table:table>
      <text:p text:style-name="P8">{/paracada}</text:p>
      <text:p text:style-name="P8"/>
      <text:p text:style-name="P35"><text:bookmark-start text:name="Casilla1"/><text:bookmark-end text:name="Casilla1"/></text:p>
      <text:p text:style-name="P22"><text:span text:style-name="T8">Por ello y a los efectos de la normativa de Protección de Datos, será considerado como encargado de tratamiento de los datos de el </text:span><text:span text:style-name="T6">CLIENTE</text:span><text:span text:style-name="T8"> y, de acuerdo con ello, se establece expresamente que </text:span><text:span text:style-name="T6">TSOLUCIO</text:span><text:span text:style-name="T8"> únicamente tratará los datos conforme a las instrucciones del </text:span><text:span text:style-name="T6">CLIENTE</text:span><text:span text:style-name="T8">, expresadas en el presente contrato, que no los aplicará o utilizará con fin distinto al que figura a lo pactado entre las partes, ni los comunicará ni siquiera para su conservación a otras personas.</text:span></text:p>
      <text:p text:style-name="P22"><text:span text:style-name="T8">Una vez cumplida la prestación de servicios pactada y cuando ya no sean necesarios para continuar con el encargo realizado, los datos de carácter personal serán destruidos o devueltos por </text:span><text:span text:style-name="T6">TSOLUCIO</text:span><text:span text:style-name="T8"> a EL </text:span><text:span text:style-name="T6">CLIENTE</text:span><text:span text:style-name="T8">, al igual que cualquier soporte o documentos en que conste algún dato de carácter personal objeto de tratamiento.</text:span></text:p>
      <text:list xml:id="list52203296" text:continue-numbering="true" text:style-name="WW8Num32">
        <text:list-item>
          <text:p text:style-name="P37"><text:span text:style-name="T8"><text:s text:c="2"/>La cantidad a satisfacer por EL </text:span><text:span text:style-name="T6">CLIENTE</text:span><text:span text:style-name="T8"> será de:</text:span></text:p>
          <text:p text:style-name="P38">{paracada ProductList}</text:p>
          <text:p text:style-name="P39">{siexiste ProductList.product_no=PRO1}</text:p>
          <text:p text:style-name="P41"><text:span text:style-name="T6"><text:s text:c="3"/>{ProductList.listprice}€</text:span><text:span text:style-name="T8"> más los impuestos correspondientes, </text:span><text:span text:style-name="T12">el primer año</text:span><text:span text:style-name="T8"> y de</text:span></text:p>
          <text:p text:style-name="P39">{/siexiste}</text:p>
          <text:p text:style-name="P39">{siexiste ProductList.product_no=PRO2}</text:p>
          <text:p text:style-name="P41"><text:soft-page-break/><text:span text:style-name="T6"><text:s text:c="3"/>{ProductList.listprice}€</text:span><text:span text:style-name="T8"> más los impuestos correspondientes, </text:span><text:span text:style-name="T12">el segundo año y siguientes</text:span></text:p>
          <text:p text:style-name="P40">{/siexiste}</text:p>
          <text:p text:style-name="P40">{/paracada}</text:p>
        </text:list-item>
      </text:list>
      <text:p text:style-name="P25"/>
      <text:p text:style-name="P23"><text:span text:style-name="T8">La forma de pago será: </text:span><text:span text:style-name="T6">50%</text:span><text:span text:style-name="T8"> a la firma del contrato y el </text:span><text:span text:style-name="T6">50%</text:span><text:span text:style-name="T8"> restante a la entrega de la documentación, según lo establecido en la condición particular X del presente contrato.</text:span></text:p>
      <text:p text:style-name="P24"/>
      <text:p text:style-name="P28"/>
      <text:p text:style-name="P11"><text:tab/>Por el CLIENTE: {Accounts.accountname}</text:p>
      <text:p text:style-name="P11"><text:tab/>Por el prestador del servicio: Joe Bordes</text:p>
      <text:p text:style-name="P11"/>
      <text:p text:style-name="P16"><text:span text:style-name="T7">Las notificaciones relativas a la marcha habitual de la relación, en el cumplimiento de las obligaciones asumidas por </text:span><text:span text:style-name="T4">TSOLUCIO</text:span><text:span text:style-name="T7">, o las directrices que haya de dar EL </text:span><text:span text:style-name="T4">CLIENTE</text:span><text:span text:style-name="T7">, podrán realizarse por cualquier medio, siempre que quede constancia de las mismas, su contenido, fecha, persona que la emite y que recibe y , ambas partes tengan una copia. A tales efectos, las personas que pueden emitir o recibir dichas notificaciones serán las que ambas partes determinen siempre que intervengan en cualquier fase del proyecto.</text:span></text:p>
      <text:p text:style-name="P10"/>
      <text:p text:style-name="P13"/>
      <text:p text:style-name="P17"><text:span text:style-name="T2">Acepto, EL CLIENTE</text:span><text:span text:style-name="T9"><text:tab/></text:span><text:span text:style-name="T11">{Organization.accountname}</text:span><text:span text:style-name="T9"> - </text:span><text:span text:style-name="T10">{Organization.bill_state}</text:span></text:p>
      <text:p text:style-name="P12">{Organization.bill_street}</text:p>
      <text:p text:style-name="P12">{Organization.bill_code} - {Organization.bill_city}</text:p>
      <text:p text:style-name="P36">{Organization.phone} - {Organization.email1}</text:p>
      <text:p text:style-name="P26"/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5cm" style:writing-mode="page"/>
      <style:text-properties style:use-window-font-color="true" style:font-name="Times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fo:line-height="150%" fo:text-align="justify" style:justify-single-word="false"/>
      <style:text-properties fo:font-size="12pt" fo:language="es" fo:country="ES" style:font-size-asian="12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fo:line-height="150%" fo:text-align="justify" style:justify-single-word="false" fo:text-indent="0cm" style:auto-text-indent="false"/>
      <style:text-properties style:font-name="Arial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fo:line-height="150%" fo:keep-with-next="always"/>
      <style:text-properties fo:font-size="12pt" fo:language="es" fo:country="ES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212cm" fo:line-height="150%" fo:text-align="justify" style:justify-single-word="false" fo:keep-with-next="always"/>
      <style:text-properties fo:font-size="12pt" fo:language="es" fo:country="ES" style:text-underline-style="solid" style:text-underline-width="auto" style:text-underline-color="font-color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635cm" fo:margin-right="0cm" fo:margin-top="0cm" fo:margin-bottom="0.212cm" fo:line-height="150%" fo:text-align="justify" style:justify-single-word="false" fo:text-indent="0cm" style:auto-text-indent="false" fo:keep-with-next="always"/>
      <style:text-properties fo:font-size="12pt" fo:language="es" fo:country="ES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language="es" fo:country="ES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line-height="150%" fo:text-align="center" style:justify-single-word="false" fo:keep-with-next="always"/>
      <style:text-properties style:font-name="Arial" fo:font-size="14pt" fo:letter-spacing="0.053cm" fo:language="es" fo:country="ES" fo:font-weight="bold" style:font-size-asian="14pt" style:font-weight-asian="bold" style:font-name-complex="Arial" style:font-size-complex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.423cm" fo:line-height="150%" fo:text-align="center" style:justify-single-word="false" fo:keep-with-next="always"/>
      <style:text-properties style:font-name="Verdana" fo:font-size="8pt" fo:letter-spacing="0.046cm" fo:language="es" fo:country="ES" fo:font-weight="bold" style:font-size-asian="8pt" style:font-weight-asian="bold" style:font-size-complex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language="es" fo:country="ES" fo:font-weight="bold" style:font-weight-asian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0.635cm" fo:margin-right="0cm" fo:margin-top="0cm" fo:margin-bottom="0.212cm" fo:line-height="150%" fo:text-align="justify" style:justify-single-word="false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635cm" fo:margin-right="0cm" fo:margin-top="0cm" fo:margin-bottom="0.212cm" fo:line-height="150%" fo:text-indent="0cm" style:auto-text-indent="false"/>
      <style:text-properties fo:font-size="12pt" fo:language="es" fo:country="ES" style:font-size-asian="12pt"/>
    </style:style>
    <style:style style:name="parrafo" style:family="paragraph" style:parent-style-name="Standard">
      <style:paragraph-properties fo:margin-left="0.265cm" fo:margin-right="0.132cm" fo:margin-top="0.106cm" fo:margin-bottom="0.212cm" fo:text-indent="0cm" style:auto-text-indent="false"/>
      <style:text-properties fo:color="#000000" style:font-name="Verdana" fo:font-size="9pt" style:font-size-asian="9pt"/>
    </style:style>
    <style:style style:name="Texto_20_independiente_20_2" style:display-name="Texto independiente 2" style:family="paragraph" style:parent-style-name="Standard">
      <style:text-properties fo:font-size="12pt" fo:language="es" fo:country="ES" style:font-size-asian="12pt"/>
    </style:style>
    <style:style style:name="Texto_20_comentario" style:display-name="Texto comentario" style:family="paragraph" style:parent-style-name="Standard"/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independiente_20_3" style:display-name="Texto independiente 3" style:family="paragraph" style:parent-style-name="Standard">
      <style:paragraph-properties fo:margin-top="0.212cm" fo:margin-bottom="0cm">
        <style:tab-stops>
          <style:tab-stop style:position="18.253cm" style:type="right"/>
        </style:tab-stops>
      </style:paragraph-properties>
      <style:text-properties style:font-name="Verdana" fo:font-size="7pt" style:font-size-asian="7pt" style:font-size-complex="8pt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WW8Num2z1" style:family="text">
      <style:text-properties style:font-name="Wingdings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7z0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3z0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 style:font-name-asian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Arial Narrow" style:font-name-asian="Times New Roman" style:font-name-complex="Times New Roman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fo:font-style="normal" fo:font-weight="bold" style:font-style-asian="normal" style:font-weight-asian="bold"/>
    </style:style>
    <style:style style:name="WW8Num20z0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7z0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8z3" style:family="text">
      <style:text-properties style:font-name="Symbol"/>
    </style:style>
    <style:style style:name="WW8Num29z0" style:family="text">
      <style:text-properties style:font-name="Symbol" style:font-name-asian="Times New Roman" style:font-name-complex="Times New Roman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29z3" style:family="text">
      <style:text-properties style:font-name="Symbol"/>
    </style:style>
    <style:style style:name="WW8Num30z0" style:family="text">
      <style:text-properties style:font-name="Courier New"/>
    </style:style>
    <style:style style:name="WW8Num30z1" style:family="text">
      <style:text-properties style:font-name="Arial Narrow" style:font-name-asian="Times New Roman" style:font-name-complex="Times New Roman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3z0" style:family="text">
      <style:text-properties fo:font-style="normal" fo:font-weight="bold" style:font-style-asian="normal" style:font-weight-asian="bold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z1" style:num-suffix="." text:bullet-char="">
        <style:list-level-properties text:space-before="1.27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I">
        <style:list-level-properties text:min-label-width="1.27cm" text:min-label-distance="0.318cm" fo:text-align="end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space-before="3.122cm" text:min-label-width="0.635cm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4.392cm" text:min-label-width="0.635cm"/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space-before="5.662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6.932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8.202cm" text:min-label-width="0.635cm"/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space-before="9.472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10.742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12.012cm" text:min-label-width="0.635cm"/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space-before="13.28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385cm" text:min-label-width="0.635cm"/>
      </text:list-level-style-number>
      <text:list-level-style-number text:level="2" style:num-suffix="." style:num-format="a" style:num-letter-sync="true">
        <style:list-level-properties text:space-before="1.655cm" text:min-label-width="0.635cm"/>
      </text:list-level-style-number>
      <text:list-level-style-number text:level="3" style:num-suffix="." style:num-format="i">
        <style:list-level-properties text:min-label-width="3.56cm" text:min-label-distance="0.318cm" fo:text-align="end"/>
      </text:list-level-style-number>
      <text:list-level-style-number text:level="4" style:num-suffix="." style:num-format="1">
        <style:list-level-properties text:space-before="4.195cm" text:min-label-width="0.635cm"/>
      </text:list-level-style-number>
      <text:list-level-style-number text:level="5" style:num-suffix="." style:num-format="a" style:num-letter-sync="true">
        <style:list-level-properties text:space-before="5.465cm" text:min-label-width="0.635cm"/>
      </text:list-level-style-number>
      <text:list-level-style-number text:level="6" style:num-suffix="." style:num-format="i">
        <style:list-level-properties text:min-label-width="7.37cm" text:min-label-distance="0.318cm" fo:text-align="end"/>
      </text:list-level-style-number>
      <text:list-level-style-number text:level="7" style:num-suffix="." style:num-format="1">
        <style:list-level-properties text:space-before="8.005cm" text:min-label-width="0.635cm"/>
      </text:list-level-style-number>
      <text:list-level-style-number text:level="8" style:num-suffix="." style:num-format="a" style:num-letter-sync="true">
        <style:list-level-properties text:space-before="9.275cm" text:min-label-width="0.635cm"/>
      </text:list-level-style-number>
      <text:list-level-style-number text:level="9" style:num-suffix="." style:num-format="i">
        <style:list-level-properties text:min-label-width="11.1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o">
        <style:list-level-properties text:space-before="0.501cm" text:min-label-width="0.635cm"/>
        <style:text-properties fo:font-family="'Courier New'" style:font-family-generic="modern" style:font-pitch="fixed"/>
      </text:list-level-style-bullet>
      <text:list-level-style-bullet text:level="2" text:style-name="WW8Num7z0" style:num-suffix="." text:bullet-char="o">
        <style:list-level-properties text:space-before="1.771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041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311cm" text:min-label-width="0.635cm"/>
        <style:text-properties style:font-name="Symbol"/>
      </text:list-level-style-bullet>
      <text:list-level-style-bullet text:level="5" text:style-name="WW8Num7z0" style:num-suffix="." text:bullet-char="o">
        <style:list-level-properties text:space-before="5.581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851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121cm" text:min-label-width="0.635cm"/>
        <style:text-properties style:font-name="Symbol"/>
      </text:list-level-style-bullet>
      <text:list-level-style-bullet text:level="8" text:style-name="WW8Num7z0" style:num-suffix="." text:bullet-char="o">
        <style:list-level-properties text:space-before="9.391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66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">
        <style:list-level-properties text:space-before="1.249cm" text:min-label-width="0.635cm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5.059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8.869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10.139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11.409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12.67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3.94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space-before="1.984cm" text:min-label-width="0.635cm"/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space-before="3.254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4.524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5.794cm" text:min-label-width="0.635cm"/>
        <style:text-properties style:font-name="Symbol"/>
      </text:list-level-style-bullet>
      <text:list-level-style-bullet text:level="5" text:style-name="WW8Num11z0" style:num-suffix="." text:bullet-char="o">
        <style:list-level-properties text:space-before="7.064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8.334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9.604cm" text:min-label-width="0.635cm"/>
        <style:text-properties style:font-name="Symbol"/>
      </text:list-level-style-bullet>
      <text:list-level-style-bullet text:level="8" text:style-name="WW8Num11z0" style:num-suffix="." text:bullet-char="o">
        <style:list-level-properties text:space-before="10.874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2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I">
        <style:list-level-properties text:min-label-width="1.27cm" text:min-label-distance="0.318cm" fo:text-align="end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space-before="0.501cm" text:min-label-width="0.635cm"/>
        <style:text-properties fo:font-family="'Courier New'" style:font-family-generic="modern" style:font-pitch="fixed"/>
      </text:list-level-style-bullet>
      <text:list-level-style-bullet text:level="2" text:style-name="WW8Num13z0" style:num-suffix="." text:bullet-char="o">
        <style:list-level-properties text:space-before="1.771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041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311cm" text:min-label-width="0.635cm"/>
        <style:text-properties style:font-name="Symbol"/>
      </text:list-level-style-bullet>
      <text:list-level-style-bullet text:level="5" text:style-name="WW8Num13z0" style:num-suffix="." text:bullet-char="o">
        <style:list-level-properties text:space-before="5.581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851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121cm" text:min-label-width="0.635cm"/>
        <style:text-properties style:font-name="Symbol"/>
      </text:list-level-style-bullet>
      <text:list-level-style-bullet text:level="8" text:style-name="WW8Num13z0" style:num-suffix="." text:bullet-char="o">
        <style:list-level-properties text:space-before="9.391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66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1.879cm"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3.149cm" text:min-label-width="0.635cm"/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space-before="4.419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689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959cm" text:min-label-width="0.635cm"/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space-before="8.229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9.499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76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space-before="12.0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space-before="0.635cm" text:min-label-width="0.635cm"/>
        <style:text-properties style:font-name="Arial Narrow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min-label-width="0.963cm" text:min-label-distance="0.318cm" fo:text-align="end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style:num-suffix="." text:bullet-char="o">
        <style:list-level-properties text:space-before="0.501cm" text:min-label-width="0.635cm"/>
        <style:text-properties fo:font-family="'Courier New'" style:font-family-generic="modern" style:font-pitch="fixed"/>
      </text:list-level-style-bullet>
      <text:list-level-style-bullet text:level="2" text:style-name="WW8Num20z0" style:num-suffix="." text:bullet-char="o">
        <style:list-level-properties text:space-before="1.771cm" text:min-label-width="0.635cm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3.041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311cm" text:min-label-width="0.635cm"/>
        <style:text-properties style:font-name="Symbol"/>
      </text:list-level-style-bullet>
      <text:list-level-style-bullet text:level="5" text:style-name="WW8Num20z0" style:num-suffix="." text:bullet-char="o">
        <style:list-level-properties text:space-before="5.581cm" text:min-label-width="0.635cm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6.851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121cm" text:min-label-width="0.635cm"/>
        <style:text-properties style:font-name="Symbol"/>
      </text:list-level-style-bullet>
      <text:list-level-style-bullet text:level="8" text:style-name="WW8Num20z0" style:num-suffix="." text:bullet-char="o">
        <style:list-level-properties text:space-before="9.391cm" text:min-label-width="0.635cm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10.66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space-before="3.133cm"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space-before="1.884cm" text:min-label-width="0.635cm"/>
        <style:text-properties fo:font-family="'Courier New'" style:font-family-generic="modern" style:font-pitch="fixed"/>
      </text:list-level-style-bullet>
      <text:list-level-style-bullet text:level="2" text:style-name="WW8Num23z0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3z0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3z0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2.223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3.493cm" text:min-label-width="0.635cm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4.763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6.033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7.303cm" text:min-label-width="0.635cm"/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space-before="8.573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843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1.113cm" text:min-label-width="0.635cm"/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space-before="12.38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o">
        <style:list-level-properties text:space-before="1.884cm" text:min-label-width="0.635cm"/>
        <style:text-properties fo:font-family="'Courier New'" style:font-family-generic="modern" style:font-pitch="fixed"/>
      </text:list-level-style-bullet>
      <text:list-level-style-bullet text:level="2" text:style-name="WW8Num27z0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7z0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7z0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28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bullet text:level="1" text:style-name="WW8Num30z0" style:num-suffix="." text:bullet-char="o">
        <style:list-level-properties text:space-before="1.884cm" text:min-label-width="0.635cm"/>
        <style:text-properties fo:font-family="'Courier New'" style:font-family-generic="modern" style:font-pitch="fixed"/>
      </text:list-level-style-bullet>
      <text:list-level-style-bullet text:level="2" text:style-name="WW8Num30z1" style:num-suffix="." text:bullet-char="-">
        <style:list-level-properties text:space-before="3.154cm" text:min-label-width="0.635cm"/>
        <style:text-properties style:font-name="Arial Narrow"/>
      </text:list-level-style-bullet>
      <text:list-level-style-bullet text:level="3" text:style-name="WW8Num30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30z0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30z0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style:num-suffix="." text:bullet-char="o">
        <style:list-level-properties text:space-before="0.501cm" text:min-label-width="0.635cm"/>
        <style:text-properties fo:font-family="'Courier New'" style:font-family-generic="modern" style:font-pitch="fixed"/>
      </text:list-level-style-bullet>
      <text:list-level-style-bullet text:level="2" text:style-name="WW8Num31z0" style:num-suffix="." text:bullet-char="o">
        <style:list-level-properties text:space-before="1.771cm" text:min-label-width="0.635cm"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space-before="3.041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311cm" text:min-label-width="0.635cm"/>
        <style:text-properties style:font-name="Symbol"/>
      </text:list-level-style-bullet>
      <text:list-level-style-bullet text:level="5" text:style-name="WW8Num31z0" style:num-suffix="." text:bullet-char="o">
        <style:list-level-properties text:space-before="5.581cm" text:min-label-width="0.635cm"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space-before="6.851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121cm" text:min-label-width="0.635cm"/>
        <style:text-properties style:font-name="Symbol"/>
      </text:list-level-style-bullet>
      <text:list-level-style-bullet text:level="8" text:style-name="WW8Num31z0" style:num-suffix="." text:bullet-char="o">
        <style:list-level-properties text:space-before="9.391cm" text:min-label-width="0.635cm"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space-before="10.66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." style:num-format="1">
        <style:list-level-properties text:space-before="0.64cm" text:min-label-width="0.635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text:style-name="WW8Num33z0" style:num-suffix="." style:num-format="I">
        <style:list-level-properties text:min-label-width="0.958cm" text:min-label-distance="0.318cm" fo:text-align="end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space-before="1.879cm"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3.149cm" text:min-label-width="0.635cm"/>
        <style:text-properties fo:font-family="'Courier New'" style:font-family-generic="modern" style:font-pitch="fixed"/>
      </text:list-level-style-bullet>
      <text:list-level-style-bullet text:level="3" text:style-name="WW8Num34z0" style:num-suffix="." text:bullet-char="">
        <style:list-level-properties text:space-before="4.419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5.689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959cm" text:min-label-width="0.635cm"/>
        <style:text-properties fo:font-family="'Courier New'" style:font-family-generic="modern" style:font-pitch="fixed"/>
      </text:list-level-style-bullet>
      <text:list-level-style-bullet text:level="6" text:style-name="WW8Num34z0" style:num-suffix="." text:bullet-char="">
        <style:list-level-properties text:space-before="8.229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9.499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769cm" text:min-label-width="0.635cm"/>
        <style:text-properties fo:font-family="'Courier New'" style:font-family-generic="modern" style:font-pitch="fixed"/>
      </text:list-level-style-bullet>
      <text:list-level-style-bullet text:level="9" text:style-name="WW8Num34z0" style:num-suffix="." text:bullet-char="">
        <style:list-level-properties text:space-before="12.0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2" text:style-name="WW8Num35z0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5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5z0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5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5z0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9.49cm" style:type="center"/>
          <style:tab-stop style:position="18.768cm" style:type="right"/>
        </style:tab-stops>
      </style:paragraph-properties>
    </style:style>
    <style:style style:name="MT1" style:family="text">
      <style:text-properties style:font-name="Arial" style:font-weight-complex="bold"/>
    </style:style>
    <style:style style:name="Mfr1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9cm" fo:margin-bottom="1.251cm" fo:margin-left="1cm" fo:margin-right="1cm" fo:background-color="transparent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background-image xlink:href="Pictures/10000201000000D8000000AA1642F9BC.png" xlink:type="simple" xlink:actuate="onLoad" style:position="center center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21cm" fo:margin-left="0cm" fo:margin-right="0cm" fo:margin-bottom="3.11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draw:frame draw:style-name="Mfr1" draw:name="gráficos1" text:anchor-type="as-char" svg:width="4.821cm" svg:height="2.085cm" draw:z-index="1"><draw:image xlink:href="Pictures/10000000000000B40000004EF247154F.png" xlink:type="simple" xlink:show="embed" xlink:actuate="onLoad"/></draw:frame><text:tab/><text:span text:style-name="MT1">Hoja </text:span><text:span text:style-name="MT1"><text:page-number text:select-page="current">2</text:page-number></text:span><text:span text:style-name="MT1"> de </text:span><text:span text:style-name="MT1"><text:page-count>2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 </dc:title>
    <meta:initial-creator>DATAEMPRESA</meta:initial-creator>
    <meta:creation-date>2008-12-17T12:41:00</meta:creation-date>
    <dc:date>2011-11-27T17:14:53</dc:date>
    <meta:print-date>2008-09-11T14:02:00</meta:print-date>
    <dc:language>ca-ES</dc:language>
    <meta:editing-cycles>23</meta:editing-cycles>
    <meta:editing-duration>PT18H53M34S</meta:editing-duration>
    <dc:creator>Joe Bordes</dc:creator>
    <meta:document-statistic meta:table-count="1" meta:image-count="1" meta:object-count="0" meta:page-count="2" meta:paragraph-count="41" meta:word-count="453" meta:character-count="3291"/>
    <meta:user-defined meta:name="Info 1"/>
    <meta:user-defined meta:name="Info 2"/>
    <meta:user-defined meta:name="Info 3"/>
    <meta:user-defined meta:name="Info 4"/>
    <meta:user-defined meta:name="_AdHocReviewCycleID">-1881385076</meta:user-defined>
    <meta:user-defined meta:name="_AuthorEmail">jechanove@prodat.es</meta:user-defined>
    <meta:user-defined meta:name="_AuthorEmailDisplayName">Javier Echánove</meta:user-defined>
    <meta:user-defined meta:name="_EmailSubject">contrato</meta:user-defined>
    <meta:user-defined meta:name="_ReviewingToolsShownOnce"/>
  </office:meta>
</office:document-meta>
</file>